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ndson zu Module<text:line-break/>„dracut“ [SSA 1008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trahiere ein initramfs und erstelle eine Liste der vorhanden Kernel-Modu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üge ein noch nicht vorhandenes Module in das initramfs hinz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3T18:39:17.571111195</dc:date>
    <meta:editing-duration>PT1H34M59S</meta:editing-duration>
    <meta:editing-cycles>18</meta:editing-cycles>
    <meta:generator>LibreOffice/5.2.0.4$Linux_X86_64 LibreOffice_project/20m0$Build-4</meta:generator>
    <dc:creator>Nicolas Christener</dc:creator>
    <meta:document-statistic meta:object-count="37"/>
    <meta:user-defined meta:name="Modul_Area">SSA</meta:user-defined>
    <meta:user-defined meta:name="Modul_ID">1008</meta:user-defined>
    <meta:user-defined meta:name="Modul_Name">dracut</meta:user-defined>
  </office:meta>
</office:document-meta>
</file>